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00B050"/>
    </style:style>
    <style:style style:name="ce37" style:family="table-cell" style:parent-style-name="Default" style:data-style-name="N0">
      <style:table-cell-properties fo:border="thin solid #000000" fo:background-color="#00B050"/>
    </style:style>
    <style:style style:name="ce3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fo:background-color="#FFC000"/>
    </style:style>
    <style:style style:name="ce4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fo:background-color="#FFC000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text-underline-style="solid" style:text-underline-type="singl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22.7541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1" table:style-name="ce31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38"/>
          <table:table-cell office:value-type="string" table:style-name="ce4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5"/>
          <table:table-cell office:value-type="string" table:style-name="ce6">
            <text:p>---&gt; FUNCIONALIDADES PENDENTES</text:p>
          </table:table-cell>
          <table:table-cell table:number-columns-repeated="3"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2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33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37">
            <text:p>CADASTRAR USUARIO – CRUD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1">
            <text:p>2</text:p>
          </table:table-cell>
          <table:table-cell table:style-name="ce9"/>
          <table:table-cell office:value-type="string" table:style-name="ce39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36">
            <text:p>ESTUDAR LOGIN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40">
            <text:p>LOGIN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0">
            <text:p>ALTERAR SENHA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0">
            <text:p>VALIDAR CADASTRO VIA E-MAI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0">
            <text:p>LOGAR FB/GMAIL</text:p>
          </table:table-cell>
          <table:table-cell office:value-type="string" table:style-name="ce10">
            <text:p>ÚTIL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0">
            <text:p>SEGURANÇA DE NAVEGAÇÃO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style-name="ce10"/>
          <table:table-cell table:style-name="ce12"/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41">
            <text:p>LISTAR PROFISSIONAL</text:p>
          </table:table-cell>
          <table:table-cell office:value-type="string" table:style-name="ce13">
            <text:p>CRÍTICO</text:p>
          </table:table-cell>
          <table:table-cell office:value-type="float" office:value="1" table:style-name="ce11">
            <text:p>1</text:p>
          </table:table-cell>
          <table:table-cell table:style-name="ce14"/>
          <table:table-cell table:style-name="ce9"/>
          <table:table-cell table:number-columns-repeated="16378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40">
            <text:p>FILTRAR PROFISSION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1">
            <text:p>2</text:p>
          </table:table-cell>
          <table:table-cell table:style-name="ce15"/>
          <table:table-cell office:value-type="string" table:style-name="ce10">
            <text:p>POR CATEGORIA (por enquanto)</text:p>
          </table:table-cell>
          <table:table-cell table:number-columns-repeated="16378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0">
            <text:p>AVALIAR PROFISSIONAL</text:p>
          </table:table-cell>
          <table:table-cell office:value-type="string" table:style-name="ce10">
            <text:p>IMPORTANTE</text:p>
          </table:table-cell>
          <table:table-cell office:value-type="float" office:value="5" table:style-name="ce11">
            <text:p>5</text:p>
          </table:table-cell>
          <table:table-cell table:style-name="ce10"/>
          <table:table-cell office:value-type="string" table:style-name="ce10">
            <text:p>A MÉDIA DA AVALIAÇÃO DO PROFISSIONAL APARECERÁ NA SUA TELA DE DETALHES. O USUARIO 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3">
          <table:table-cell office:value-type="float" office:value="11" table:style-name="ce10">
            <text:p>11</text:p>
          </table:table-cell>
          <table:table-cell office:value-type="string" table:style-name="ce45">
            <text:p>CONTAT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40">
            <text:p>PUBLICAR NO MUR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0">
            <text:p>13</text:p>
          </table:table-cell>
          <table:table-cell office:value-type="string" table:style-name="ce10">
            <text:p>COMPARAR PROFISSIONAIS</text:p>
          </table:table-cell>
          <table:table-cell table:style-name="ce10"/>
          <table:table-cell table:style-name="ce11"/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10">
            <text:p>LOCALIZ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20">
            <text:p>LISTAR MINHAS PUBLICAÇÕES</text:p>
          </table:table-cell>
          <table:table-cell office:value-type="string" table:style-name="ce20">
            <text:p>IMPORTANTE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style-name="ce20">
            <text:p>LISTAR MENSAGENS</text:p>
          </table:table-cell>
          <table:table-cell office:value-type="string" table:style-name="ce20">
            <text:p>CRÍTICO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46">
            <text:p>EXCLUIR PUBLICACAO</text:p>
          </table:table-cell>
          <table:table-cell office:value-type="string" table:style-name="ce20">
            <text:p>IMPORTANTE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20">
            <text:p>EXCLUIR MENSAGEM</text:p>
          </table:table-cell>
          <table:table-cell office:value-type="string" table:style-name="ce20">
            <text:p>IMPORTANTE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20">
            <text:p>DETALHES PUBLICACAO</text:p>
          </table:table-cell>
          <table:table-cell office:value-type="string" table:style-name="ce20">
            <text:p>CRÍTICO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20">
            <text:p>DETALHES MENSAGEM</text:p>
          </table:table-cell>
          <table:table-cell office:value-type="string" table:style-name="ce20">
            <text:p>IMPORTANTE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0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4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16">
            <text:p>EMITIR RELATÓRIOS DE CLIENTE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1">
            <text:p>2</text:p>
          </table:table-cell>
          <table:table-cell table:style-name="ce15"/>
          <table:table-cell table:style-name="ce10"/>
          <table:table-cell table:number-columns-repeated="1637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16">
            <text:p>EMITIR RELATÓRIOS DE PROFISSIONAI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16">
            <text:p>EMITIR RELATÓRIOS DE USUARIO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7">
            <text:p>2</text:p>
          </table:table-cell>
          <table:table-cell table:style-name="ce10"/>
          <table:table-cell office:value-type="string" table:style-name="ce10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0">
            <text:p>CRUD DE USUARIOS E ADMINISTRADORES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CRUD PROPAGANDAS</text:p>
          </table:table-cell>
          <table:table-cell office:value-type="string" table:style-name="ce10">
            <text:p>ÚTIL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10">
            <text:p>CRUD CATEGORIAS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6" table:style-name="ce10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5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0">
            <text:p>PUBLICAR TRABALHOS</text:p>
          </table:table-cell>
          <table:table-cell office:value-type="string" table:style-name="ce10">
            <text:p>IMPORTANTE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20">
            <text:p>HISTÓRICOS DE CLIENTES</text:p>
          </table:table-cell>
          <table:table-cell office:value-type="string" table:style-name="ce20">
            <text:p>ÚTIL</text:p>
          </table:table-cell>
          <table:table-cell office:value-type="float" office:value="1" table:style-name="ce21">
            <text:p>1</text:p>
          </table:table-cell>
          <table:table-cell table:style-name="ce20"/>
          <table:table-cell table:style-name="ce22"/>
          <table:table-cell table:number-columns-repeated="16378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string" table:style-name="ce42">
            <text:p>LOCALIZAR USUÁRIO (CLIENTE)</text:p>
          </table:table-cell>
          <table:table-cell office:value-type="string" table:style-name="ce23">
            <text:p>CRÍTICO</text:p>
          </table:table-cell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string" table:style-name="ce26">
            <text:p>ASSINATURA PROFISSIONAL</text:p>
          </table:table-cell>
          <table:table-cell office:value-type="string" table:style-name="ce23">
            <text:p>CRÍTICO</text:p>
          </table:table-cell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string" table:style-name="ce26">
            <text:p>EXCLUIR TRABALHOS</text:p>
          </table:table-cell>
          <table:table-cell office:value-type="string" table:style-name="ce23">
            <text:p>IMPORTANTE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number-columns-repeated="16378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string" table:style-name="ce43">
            <text:p>LISTAR PUBLICAÇÕES MURAL</text:p>
          </table:table-cell>
          <table:table-cell office:value-type="string" table:style-name="ce23">
            <text:p>CRÍTICO</text:p>
          </table:table-cell>
          <table:table-cell table:style-name="ce24"/>
          <table:table-cell table:style-name="ce25"/>
          <table:table-cell table:style-name="ce26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5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7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28">
            <text:p>33</text:p>
          </table:table-cell>
          <table:table-cell office:value-type="string" table:style-name="ce37">
            <text:p>CRIAR REPOSITÓRIO GITHUB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37">
            <text:p>CRIAR AMBIENTE DE DESENVOLVIMENTO</text:p>
          </table:table-cell>
          <table:table-cell table:style-name="ce10"/>
          <table:table-cell table:style-name="ce11"/>
          <table:table-cell table:style-name="ce10"/>
          <table:table-cell office:value-type="string" table:style-name="ce10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28">
            <text:p>34</text:p>
          </table:table-cell>
          <table:table-cell office:value-type="string" table:style-name="ce37">
            <text:p>CRIAR AMBIENTE DE DESENVOLVIMENT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7">
            <text:p>CRIAR AMBIENTE DE GERENCIAMENTO TRELL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1"/>
          <table:table-cell table:style-name="ce19"/>
          <table:table-cell table:style-name="ce10"/>
          <table:table-cell table:style-name="ce11"/>
          <table:table-cell table:style-name="ce19"/>
          <table:table-cell table:style-name="ce10"/>
          <table:table-cell table:number-columns-repeated="16378"/>
        </table:table-row>
        <table:table-row table:style-name="ro4">
          <table:table-cell table:number-columns-repeated="4" table:style-name="ce18"/>
          <table:table-cell office:value-type="string" table:style-name="ce18">
            <text:p>CHAPTER 6: PROVA DE CONCEITOS</text:p>
          </table:table-cell>
          <table:table-cell table:style-name="ce18"/>
          <table:table-cell table:number-columns-repeated="16378"/>
        </table:table-row>
        <table:table-row table:style-name="ro5">
          <table:table-cell office:value-type="string" table:style-name="ce27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29">
            <text:p>36</text:p>
          </table:table-cell>
          <table:table-cell office:value-type="string" table:style-name="ce44">
            <text:p>ESTUDAR API DE MAPAS</text:p>
          </table:table-cell>
          <table:table-cell office:value-type="string" table:style-name="ce10">
            <text:p>IMPORTANTE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>
          <table:table-cell table:style-name="ce30"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4" table:style-name="ce18"/>
          <table:table-cell office:value-type="string" table:style-name="ce18">
            <text:p>CHAPTER 7: CORREÇÕES</text:p>
          </table:table-cell>
          <table:table-cell table:style-name="ce18"/>
          <table:table-cell table:number-columns-repeated="16378"/>
        </table:table-row>
        <table:table-row table:style-name="ro1">
          <table:table-cell office:value-type="string" table:style-name="ce27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40">
            <text:p>MELHORAR NAVEGAÇÃ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6">
            <text:p>PROBLEMAS DE CACHE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0"/>
          <table:table-cell table:number-columns-repeated="16378"/>
        </table:table-row>
        <table:table-row table:number-rows-repeated="4" table:style-name="ro1">
          <table:table-cell/>
          <table:table-cell table:number-columns-repeated="5" table:style-name="ce10"/>
          <table:table-cell table:number-columns-repeated="16378"/>
        </table:table-row>
        <table:table-row table:style-name="ro1">
          <table:table-cell/>
          <table:table-cell table:style-name="ce10"/>
          <table:table-cell table:style-name="ce19"/>
          <table:table-cell table:number-columns-repeated="3" table:style-name="ce10"/>
          <table:table-cell table:number-columns-repeated="16378"/>
        </table:table-row>
        <table:table-row table:number-rows-repeated="2" table:style-name="ro1">
          <table:table-cell/>
          <table:table-cell table:number-columns-repeated="5" table:style-name="ce10"/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dc:date>2016-05-23T00:05:06Z</dc:date>
    <meta:editing-cycles>1</meta:editing-cycles>
    <meta:editing-duration>PT882S</meta:editing-duration>
    <meta:user-defined meta:name="WorkbookGuid">66fc276f-dc67-474d-9b71-a80b07a477d2</meta:user-defined>
  </office:meta>
</office:document-meta>
</file>